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00ff00"/>
    </style:style>
    <style:style style:name="ce1" style:family="table-cell" style:parent-style-name="Default" style:data-style-name="N37"/>
    <style:style style:name="ce5" style:family="table-cell" style:parent-style-name="Default" style:data-style-name="N37">
      <style:table-cell-properties fo:background-color="#00ff00"/>
    </style:style>
    <style:style style:name="ce6" style:family="table-cell" style:parent-style-name="Default" style:data-style-name="N0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3" table:default-cell-style-name="ce1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utbol masculino</text:p>
          </table:table-cell>
          <table:table-cell office:value-type="string" calcext:value-type="string">
            <text:p>nombre equipo</text:p>
          </table:table-cell>
          <table:table-cell office:value-type="string" calcext:value-type="string">
            <text:p>Nombre de jugador</text:p>
          </table:table-cell>
          <table:table-cell office:value-type="string" calcext:value-type="string">
            <text:p>poscion</text:p>
          </table:table-cell>
          <table:table-cell office:value-type="string" calcext:value-type="string">
            <text:p>partidos jugados</text:p>
          </table:table-cell>
          <table:table-cell office:value-type="string" calcext:value-type="string">
            <text:p>minutos de juego</text:p>
          </table:table-cell>
          <table:table-cell office:value-type="string" calcext:value-type="string">
            <text:p>goles</text:p>
          </table:table-cell>
          <table:table-cell office:value-type="string" calcext:value-type="string">
            <text:p>asistencia</text:p>
          </table:table-cell>
          <table:table-cell office:value-type="string" calcext:value-type="string">
            <text:p>partido sin recibir gol</text:p>
          </table:table-cell>
          <table:table-cell office:value-type="string" calcext:value-type="string">
            <text:p>atajadas</text:p>
          </table:table-cell>
          <table:table-cell table:style-name="Default" office:value-type="string" calcext:value-type="string">
            <text:p>fecha de nacimient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talento</text:p>
          </table:table-cell>
          <table:table-cell table:style-name="Default" office:value-type="string" calcext:value-type="string">
            <text:p>firmado con el psg</text:p>
          </table:table-cell>
          <table:table-cell office:value-type="string" calcext:value-type="string">
            <text:p>valor en el mercado</text:p>
          </table:table-cell>
          <table:table-cell office:value-type="string" calcext:value-type="string">
            <text:p>valor en dólar</text:p>
          </table:table-cell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keylor navas</text:p>
          </table:table-cell>
          <table:table-cell office:value-type="string" calcext:value-type="string">
            <text:p>portero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date" office:date-value="1986-12-15" calcext:value-type="date">
            <text:p>15/12/86</text:p>
          </table:table-cell>
          <table:table-cell/>
          <table:table-cell office:value-type="string" calcext:value-type="string">
            <text:p>Costa Rica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recho</text:p>
          </table:table-cell>
          <table:table-cell office:value-type="date" office:date-value="2019-09-01" calcext:value-type="date">
            <text:p>01/09/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sergio rico</text:p>
          </table:table-cell>
          <table:table-cell office:value-type="string" calcext:value-type="string">
            <text:p>porte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1993-08-31" calcext:value-type="date">
            <text:p>31/08/93</text:p>
          </table:table-cell>
          <table:table-cell/>
          <table:table-cell office:value-type="string" calcext:value-type="string">
            <text:p>España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recho</text:p>
          </table:table-cell>
          <table:table-cell office:value-type="date" office:date-value="2019-08-31" calcext:value-type="date">
            <text:p>31/08/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denis franchi</text:p>
          </table:table-cell>
          <table:table-cell office:value-type="string" calcext:value-type="string">
            <text:p>porte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2002-10-21" calcext:value-type="date">
            <text:p>21/10/02</text:p>
          </table:table-cell>
          <table:table-cell/>
          <table:table-cell office:value-type="string" calcext:value-type="string">
            <text:p>Italia</text:p>
          </table:table-cell>
          <table:table-cell office:value-type="float" office:value="189" calcext:value-type="float">
            <text:p>18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recho</text:p>
          </table:table-cell>
          <table:table-cell office:value-type="date" office:date-value="2021-06-30" calcext:value-type="date">
            <text:p>30/06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gianluigui donnarumma</text:p>
          </table:table-cell>
          <table:table-cell office:value-type="string" calcext:value-type="string">
            <text:p>portero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date" office:date-value="1999-02-21" calcext:value-type="date">
            <text:p>21/02/99</text:p>
          </table:table-cell>
          <table:table-cell/>
          <table:table-cell office:value-type="string" calcext:value-type="string">
            <text:p>Italia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recho</text:p>
          </table:table-cell>
          <table:table-cell office:value-type="date" office:date-value="2021-07-13" calcext:value-type="date">
            <text:p>13/07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alexandre letellier</text:p>
          </table:table-cell>
          <table:table-cell office:value-type="string" calcext:value-type="string">
            <text:p>porter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1990-12-10" calcext:value-type="date">
            <text:p>10/12/90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ersatil</text:p>
          </table:table-cell>
          <table:table-cell office:value-type="date" office:date-value="2020-09-24" calcext:value-type="date">
            <text:p>24/09/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Achraf Hakimi</text:p>
          </table:table-cell>
          <table:table-cell office:value-type="string" calcext:value-type="string">
            <text:p>defensa</text:p>
          </table:table-cell>
          <table:table-cell office:value-type="float" office:value="14" calcext:value-type="float">
            <text:p>14</text:p>
          </table:table-cell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98-11-03" calcext:value-type="date">
            <text:p>03/11/98</text:p>
          </table:table-cell>
          <table:table-cell/>
          <table:table-cell office:value-type="string" calcext:value-type="string">
            <text:p>Marruecos</text:p>
          </table:table-cell>
          <table:table-cell office:value-type="float" office:value="181" calcext:value-type="float">
            <text:p>18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recho</text:p>
          </table:table-cell>
          <table:table-cell office:value-type="date" office:date-value="2021-07-05" calcext:value-type="date">
            <text:p>05/07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Presnel kimpembe</text:p>
          </table:table-cell>
          <table:table-cell office:value-type="string" calcext:value-type="string">
            <text:p>defensa central</text:p>
          </table:table-cell>
          <table:table-cell office:value-type="float" office:value="14" calcext:value-type="float">
            <text:p>14</text:p>
          </table:table-cell>
          <table:table-cell office:value-type="float" office:value="1166" calcext:value-type="float">
            <text:p>1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5-08-12" calcext:value-type="date">
            <text:p>12/08/95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Zurdo</text:p>
          </table:table-cell>
          <table:table-cell office:value-type="date" office:date-value="2015-03-16" calcext:value-type="date">
            <text:p>16/03/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Sergio Ramos</text:p>
          </table:table-cell>
          <table:table-cell office:value-type="string" calcext:value-type="string">
            <text:p>defens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1986-03-29" calcext:value-type="date">
            <text:p>29/03/86</text:p>
          </table:table-cell>
          <table:table-cell/>
          <table:table-cell office:value-type="string" calcext:value-type="string">
            <text:p>España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recho</text:p>
          </table:table-cell>
          <table:table-cell office:value-type="date" office:date-value="2021-07-06" calcext:value-type="date">
            <text:p>06/07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defensa central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4-05-13" calcext:value-type="date">
            <text:p>13/05/94</text:p>
          </table:table-cell>
          <table:table-cell/>
          <table:table-cell office:value-type="string" calcext:value-type="string">
            <text:p>Brasil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estro</text:p>
          </table:table-cell>
          <table:table-cell office:value-type="date" office:date-value="2013-07-18" calcext:value-type="date">
            <text:p>18/07/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Juan Bernat</text:p>
          </table:table-cell>
          <table:table-cell office:value-type="string" calcext:value-type="string">
            <text:p>lateral izquierdo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3-02-28" calcext:value-type="date">
            <text:p>28/02/93</text:p>
          </table:table-cell>
          <table:table-cell/>
          <table:table-cell office:value-type="string" calcext:value-type="string">
            <text:p>España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urdo</text:p>
          </table:table-cell>
          <table:table-cell office:value-type="date" office:date-value="2018-08-30" calcext:value-type="date">
            <text:p>30/08/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Colin Dagba</text:p>
          </table:table-cell>
          <table:table-cell office:value-type="string" calcext:value-type="string">
            <text:p>defensa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8-09-08" calcext:value-type="date">
            <text:p>08/09/98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iestro</text:p>
          </table:table-cell>
          <table:table-cell office:value-type="date" office:date-value="2018-07-19" calcext:value-type="date">
            <text:p>19/07/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Layvin Kurzawa</text:p>
          </table:table-cell>
          <table:table-cell office:value-type="string" calcext:value-type="string">
            <text:p>lateral izquierd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2-09-03" calcext:value-type="date">
            <text:p>03/09/92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Zurdo</text:p>
          </table:table-cell>
          <table:table-cell office:value-type="date" office:date-value="2015-08-26" calcext:value-type="date">
            <text:p>26/08/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Abdou Diallo</text:p>
          </table:table-cell>
          <table:table-cell office:value-type="string" calcext:value-type="string">
            <text:p>defensa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96-05-03" calcext:value-type="date">
            <text:p>03/05/96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Zurdo</text:p>
          </table:table-cell>
          <table:table-cell office:value-type="date" office:date-value="2019-07-15" calcext:value-type="date">
            <text:p>15/07/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Thilo Kehrer</text:p>
          </table:table-cell>
          <table:table-cell office:value-type="string" calcext:value-type="string">
            <text:p>defensa</text:p>
          </table:table-cell>
          <table:table-cell office:value-type="float" office:value="9" calcext:value-type="float">
            <text:p>9</text:p>
          </table:table-cell>
          <table:table-cell office:value-type="float" office:value="649" calcext:value-type="float">
            <text:p>6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6-09-20" calcext:value-type="date">
            <text:p>20/09/96</text:p>
          </table:table-cell>
          <table:table-cell/>
          <table:table-cell office:value-type="string" calcext:value-type="string">
            <text:p>Alemania </text:p>
          </table:table-cell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iestro</text:p>
          </table:table-cell>
          <table:table-cell office:value-type="date" office:date-value="2018-08-15" calcext:value-type="date">
            <text:p>15/08/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Nuno Mendes</text:p>
          </table:table-cell>
          <table:table-cell office:value-type="string" calcext:value-type="string">
            <text:p>lateral izquierdo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02-06-18" calcext:value-type="date">
            <text:p>18/06/02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urdo</text:p>
          </table:table-cell>
          <table:table-cell office:value-type="date" office:date-value="2021-08-30" calcext:value-type="date">
            <text:p>30/08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El chadaille Bitshiabu</text:p>
          </table:table-cell>
          <table:table-cell office:value-type="string" calcext:value-type="string">
            <text:p>defensa centra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2021-08-09" calcext:value-type="date">
            <text:p>09/08/21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urdo</text:p>
          </table:table-cell>
          <table:table-cell office:value-type="date" office:date-value="2021-06-30" calcext:value-type="date">
            <text:p>30/06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Teddy Alloh</text:p>
          </table:table-cell>
          <table:table-cell office:value-type="string" calcext:value-type="string">
            <text:p>lateral izquierd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2002-01-22" calcext:value-type="date">
            <text:p>22/01/02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zurdo</text:p>
          </table:table-cell>
          <table:table-cell office:value-type="date" office:date-value="2021-06-30" calcext:value-type="date">
            <text:p>30/06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Marco Verratti</text:p>
          </table:table-cell>
          <table:table-cell office:value-type="string" calcext:value-type="string">
            <text:p>centrocampista</text:p>
          </table:table-cell>
          <table:table-cell office:value-type="float" office:value="6" calcext:value-type="float">
            <text:p>6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2-11-04" calcext:value-type="date">
            <text:p>04/11/92</text:p>
          </table:table-cell>
          <table:table-cell/>
          <table:table-cell office:value-type="string" calcext:value-type="string">
            <text:p>Italia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estro</text:p>
          </table:table-cell>
          <table:table-cell office:value-type="date" office:date-value="2012-07-16" calcext:value-type="date">
            <text:p>16/07/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Leandro Paredes</text:p>
          </table:table-cell>
          <table:table-cell office:value-type="string" calcext:value-type="string">
            <text:p>centrocampista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4-06-28" calcext:value-type="date">
            <text:p>28/06/94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estro</text:p>
          </table:table-cell>
          <table:table-cell office:value-type="date" office:date-value="2019-01-28" calcext:value-type="date">
            <text:p>28/01/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Angel Di María</text:p>
          </table:table-cell>
          <table:table-cell office:value-type="string" calcext:value-type="string">
            <text:p>mediapunta</text:p>
          </table:table-cell>
          <table:table-cell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88-02-13" calcext:value-type="date">
            <text:p>13/02/88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urdo</text:p>
          </table:table-cell>
          <table:table-cell office:value-type="date" office:date-value="2015-08-05" calcext:value-type="date">
            <text:p>05/08/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Rafinha</text:p>
          </table:table-cell>
          <table:table-cell office:value-type="string" calcext:value-type="string">
            <text:p>mediapunta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2-02-11" calcext:value-type="date">
            <text:p>11/02/92</text:p>
          </table:table-cell>
          <table:table-cell/>
          <table:table-cell office:value-type="string" calcext:value-type="string">
            <text:p>Brasil</text:p>
          </table:table-cell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recho</text:p>
          </table:table-cell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Danilo Pereira</text:p>
          </table:table-cell>
          <table:table-cell office:value-type="string" calcext:value-type="string">
            <text:p>mediapunta</text:p>
          </table:table-cell>
          <table:table-cell office:value-type="float" office:value="9" calcext:value-type="float">
            <text:p>9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1991-09-08" calcext:value-type="date">
            <text:p>08/09/91</text:p>
          </table:table-cell>
          <table:table-cell/>
          <table:table-cell office:value-type="string" calcext:value-type="string">
            <text:p>Guinea-Bissau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recho</text:p>
          </table:table-cell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Georginio Wijnaldum</text:p>
          </table:table-cell>
          <table:table-cell office:value-type="string" calcext:value-type="string">
            <text:p>centrocampista</text:p>
          </table:table-cell>
          <table:table-cell office:value-type="float" office:value="13" calcext:value-type="float">
            <text:p>13</text:p>
          </table:table-cell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1990-11-10" calcext:value-type="date">
            <text:p>10/11/90</text:p>
          </table:table-cell>
          <table:table-cell/>
          <table:table-cell office:value-type="string" calcext:value-type="string">
            <text:p>Paises Bajos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recho</text:p>
          </table:table-cell>
          <table:table-cell office:value-type="date" office:date-value="2021-06-09" calcext:value-type="date">
            <text:p>09/06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Ander Herrera</text:p>
          </table:table-cell>
          <table:table-cell office:value-type="string" calcext:value-type="string">
            <text:p>centrocampista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89-08-13" calcext:value-type="date">
            <text:p>13/08/89</text:p>
          </table:table-cell>
          <table:table-cell/>
          <table:table-cell office:value-type="string" calcext:value-type="string">
            <text:p>España</text:p>
          </table:table-cell>
          <table:table-cell office:value-type="float" office:value="182" calcext:value-type="float">
            <text:p>18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iestro</text:p>
          </table:table-cell>
          <table:table-cell office:value-type="date" office:date-value="2019-07-03" calcext:value-type="date">
            <text:p>03/07/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Julian Draxler</text:p>
          </table:table-cell>
          <table:table-cell office:value-type="string" calcext:value-type="string">
            <text:p>mediapunta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93-09-20" calcext:value-type="date">
            <text:p>20/09/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emania 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recho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20.00 mill euros</text:p>
          </table:table-cell>
          <table:table-cell office:value-type="float" office:value="23202500" calcext:value-type="float">
            <text:p>23202500</text:p>
          </table:table-cell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Idrissa Gueye</text:p>
          </table:table-cell>
          <table:table-cell office:value-type="string" calcext:value-type="string">
            <text:p>mediocentro defensivo</text:p>
          </table:table-cell>
          <table:table-cell office:value-type="float" office:value="8" calcext:value-type="float">
            <text:p>8</text:p>
          </table:table-cell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1989-09-25" calcext:value-type="date">
            <text:p>25/09/89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recho</text:p>
          </table:table-cell>
          <table:table-cell office:value-type="date" office:date-value="2019-07-28" calcext:value-type="date">
            <text:p>28/07/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Eric-Junior Dina-Ebimbe</text:p>
          </table:table-cell>
          <table:table-cell office:value-type="string" calcext:value-type="string">
            <text:p>centrocampista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00-11-20" calcext:value-type="date">
            <text:p>20/11/00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recho</text:p>
          </table:table-cell>
          <table:table-cell office:value-type="date" office:date-value="2021-06-30" calcext:value-type="date">
            <text:p>30/06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Xavi Simons</text:p>
          </table:table-cell>
          <table:table-cell office:value-type="string" calcext:value-type="string">
            <text:p>centrocampis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2003-04-20" calcext:value-type="date">
            <text:p>20/04/03</text:p>
          </table:table-cell>
          <table:table-cell/>
          <table:table-cell office:value-type="string" calcext:value-type="string">
            <text:p>Paises Bajos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recho</text:p>
          </table:table-cell>
          <table:table-cell office:value-type="date" office:date-value="2020-08-03" calcext:value-type="date">
            <text:p>03/08/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Ismaël Gharbi</text:p>
          </table:table-cell>
          <table:table-cell office:value-type="string" calcext:value-type="string">
            <text:p>centrocampis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04-04-09" calcext:value-type="date">
            <text:p>09/04/04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73" calcext:value-type="float">
            <text:p>17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recho</text:p>
          </table:table-cell>
          <table:table-cell office:value-type="date" office:date-value="2021-06-30" calcext:value-type="date">
            <text:p>30/06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Edouard Michut</text:p>
          </table:table-cell>
          <table:table-cell office:value-type="string" calcext:value-type="string">
            <text:p>centrocampis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date" office:date-value="2003-03-03" calcext:value-type="date">
            <text:p>03/03/03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recho</text:p>
          </table:table-cell>
          <table:table-cell office:value-type="date" office:date-value="2021-06-30" calcext:value-type="date">
            <text:p>30/06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Nathan Bitumazala</text:p>
          </table:table-cell>
          <table:table-cell office:value-type="string" calcext:value-type="string">
            <text:p>mediocentro defensiv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date" office:date-value="2002-12-09" calcext:value-type="date">
            <text:p>09/12/02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recho</text:p>
          </table:table-cell>
          <table:table-cell office:value-type="date" office:date-value="2021-06-30" calcext:value-type="date">
            <text:p>30/06/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kylian Mbappé</text:p>
          </table:table-cell>
          <table:table-cell office:value-type="string" calcext:value-type="string">
            <text:p>delantero</text:p>
          </table:table-cell>
          <table:table-cell office:value-type="float" office:value="13" calcext:value-type="float">
            <text:p>13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98-12-19" calcext:value-type="date">
            <text:p>19/12/98</text:p>
          </table:table-cell>
          <table:table-cell/>
          <table:table-cell office:value-type="string" calcext:value-type="string">
            <text:p>Francia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iestro</text:p>
          </table:table-cell>
          <table:table-cell office:value-type="date" office:date-value="2017-08-30" calcext:value-type="date">
            <text:p>30/08/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Mauro Icardi</text:p>
          </table:table-cell>
          <table:table-cell office:value-type="string" calcext:value-type="string">
            <text:p>delantero centro</text:p>
          </table:table-cell>
          <table:table-cell office:value-type="float" office:value="11" calcext:value-type="float">
            <text:p>11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1993-02-18" calcext:value-type="date">
            <text:p>18/02/93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recho</text:p>
          </table:table-cell>
          <table:table-cell office:value-type="date" office:date-value="2019-09-01" calcext:value-type="date">
            <text:p>01/09/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Neymar Jr</text:p>
          </table:table-cell>
          <table:table-cell office:value-type="string" calcext:value-type="string">
            <text:p>delantero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1992-02-04" calcext:value-type="date">
            <text:p>04/02/92</text:p>
          </table:table-cell>
          <table:table-cell/>
          <table:table-cell office:value-type="string" calcext:value-type="string">
            <text:p>Brasil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iestro</text:p>
          </table:table-cell>
          <table:table-cell office:value-type="date" office:date-value="2017-08-02" calcext:value-type="date">
            <text:p>02/08/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culina</text:p>
          </table:table-cell>
          <table:table-cell office:value-type="string" calcext:value-type="string">
            <text:p>Paris saint germman</text:p>
          </table:table-cell>
          <table:table-cell office:value-type="string" calcext:value-type="string">
            <text:p>Lionel Messi</text:p>
          </table:table-cell>
          <table:table-cell office:value-type="string" calcext:value-type="string">
            <text:p>delantero</text:p>
          </table:table-cell>
          <table:table-cell office:value-type="float" office:value="6" calcext:value-type="float">
            <text:p>6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date" office:date-value="1987-06-23" calcext:value-type="date">
            <text:p>23/06/87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urdo</text:p>
          </table:table-cell>
          <table:table-cell office:value-type="date" office:date-value="2021-08-09" calcext:value-type="date">
            <text:p>09/08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Stéphanie Labbé</text:p>
          </table:table-cell>
          <table:table-cell table:style-name="ce2" office:value-type="string" calcext:value-type="string">
            <text:p>por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86-10-09" calcext:value-type="date">
            <text:p>09/10/8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anadá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1-08-26" calcext:value-type="date">
            <text:p>26/08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Constance Picaud</text:p>
          </table:table-cell>
          <table:table-cell table:style-name="ce2" office:value-type="string" calcext:value-type="string">
            <text:p>por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8-07-04" calcext:value-type="date">
            <text:p>04/07/98</text:p>
          </table:table-cell>
          <table:table-cell table:style-name="ce6" office:value-type="float" office:value="23" calcext:value-type="float">
            <text:p>23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1-07-15" calcext:value-type="date">
            <text:p>15/07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Barbora Votíková</text:p>
          </table:table-cell>
          <table:table-cell table:style-name="ce2" office:value-type="string" calcext:value-type="string">
            <text:p>por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6-09-12" calcext:value-type="date">
            <text:p>12/09/9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pública Checa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1-08-23" calcext:value-type="date">
            <text:p>23/08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Charlotte Voll</text:p>
          </table:table-cell>
          <table:table-cell table:style-name="ce2" office:value-type="string" calcext:value-type="string">
            <text:p>por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9-04-21" calcext:value-type="date">
            <text:p>21/04/9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lemania 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diestro</text:p>
          </table:table-cell>
          <table:table-cell table:style-name="ce5" office:value-type="date" office:date-value="2017-06-30" calcext:value-type="date">
            <text:p>30/06/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Paulina Dudek</text:p>
          </table:table-cell>
          <table:table-cell table:style-name="ce2" office:value-type="string" calcext:value-type="string">
            <text:p>defens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2018-06-15" calcext:value-type="date">
            <text:p>15/06/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olaca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zurdo</text:p>
          </table:table-cell>
          <table:table-cell table:style-name="ce5" office:value-type="date" office:date-value="2018-01-29" calcext:value-type="date">
            <text:p>29/01/1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Elisa De Almeida</text:p>
          </table:table-cell>
          <table:table-cell table:style-name="ce2" office:value-type="string" calcext:value-type="string">
            <text:p>defens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8-01-10" calcext:value-type="date">
            <text:p>10/01/9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derecho</text:p>
          </table:table-cell>
          <table:table-cell table:style-name="ce5" office:value-type="date" office:date-value="2021-07-08" calcext:value-type="date">
            <text:p>08/07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Sakina Karchaoui</text:p>
          </table:table-cell>
          <table:table-cell table:style-name="ce2" office:value-type="string" calcext:value-type="string">
            <text:p>defens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6-01-25" calcext:value-type="date">
            <text:p>25/01/9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zurdo</text:p>
          </table:table-cell>
          <table:table-cell table:style-name="ce5" office:value-type="date" office:date-value="2021-07-09" calcext:value-type="date">
            <text:p>09/07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Ashley Lawrence</text:p>
          </table:table-cell>
          <table:table-cell table:style-name="ce2" office:value-type="string" calcext:value-type="string">
            <text:p>defens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5-06-10" calcext:value-type="date">
            <text:p>10/06/9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anadá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zurdo</text:p>
          </table:table-cell>
          <table:table-cell table:style-name="ce5" office:value-type="date" office:date-value="2017-01-30" calcext:value-type="date">
            <text:p>30/01/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Amanda Llestedt</text:p>
          </table:table-cell>
          <table:table-cell table:style-name="ce2" office:value-type="string" calcext:value-type="string">
            <text:p>defens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3-01-16" calcext:value-type="date">
            <text:p>16/01/9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uecia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1-07-11" calcext:value-type="date">
            <text:p>11/07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Estelle Cascarino</text:p>
          </table:table-cell>
          <table:table-cell table:style-name="ce2" office:value-type="string" calcext:value-type="string">
            <text:p>defens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7-02-04" calcext:value-type="date">
            <text:p>04/02/9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derecho</text:p>
          </table:table-cell>
          <table:table-cell table:style-name="ce5" office:value-type="date" office:date-value="2021-07-08" calcext:value-type="date">
            <text:p>08/07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Jade Le Guilly</text:p>
          </table:table-cell>
          <table:table-cell table:style-name="ce2" office:value-type="string" calcext:value-type="string">
            <text:p>defens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2002-06-17" calcext:value-type="date">
            <text:p>17/06/0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anci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1-02-07" calcext:value-type="date">
            <text:p>07/02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Luana</text:p>
          </table:table-cell>
          <table:table-cell table:style-name="ce2" office:value-type="string" calcext:value-type="string">
            <text:p>centrocampist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3-05-01" calcext:value-type="date">
            <text:p>01/05/9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rasil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0-01-02" calcext:value-type="date">
            <text:p>02/01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Grace Geyoro</text:p>
          </table:table-cell>
          <table:table-cell table:style-name="ce2" office:value-type="string" calcext:value-type="string">
            <text:p>centrocampist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7-07-01" calcext:value-type="date">
            <text:p>01/07/9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diestro</text:p>
          </table:table-cell>
          <table:table-cell table:style-name="ce5" office:value-type="date" office:date-value="2012-06-30" calcext:value-type="date">
            <text:p>30/06/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Sara Däbritz</text:p>
          </table:table-cell>
          <table:table-cell table:style-name="ce2" office:value-type="string" calcext:value-type="string">
            <text:p>centrocampist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5-02-14" calcext:value-type="date">
            <text:p>14/02/9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lemania 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zurdo</text:p>
          </table:table-cell>
          <table:table-cell table:style-name="ce5" office:value-type="date" office:date-value="2019-06-30" calcext:value-type="date">
            <text:p>30/06/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Kheira Hamraoui</text:p>
          </table:table-cell>
          <table:table-cell table:style-name="ce2" office:value-type="string" calcext:value-type="string">
            <text:p>centrocampist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0-01-12" calcext:value-type="date">
            <text:p>12/01/9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erecho</text:p>
          </table:table-cell>
          <table:table-cell table:style-name="ce5" office:value-type="date" office:date-value="2021-07-14" calcext:value-type="date">
            <text:p>14/07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Laurina Fazer</text:p>
          </table:table-cell>
          <table:table-cell table:style-name="ce2" office:value-type="string" calcext:value-type="string">
            <text:p>centrocampist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2003-10-12" calcext:value-type="date">
            <text:p>12/10/0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ranci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0-06-17" calcext:value-type="date">
            <text:p>17/06/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Aminata Diallo</text:p>
          </table:table-cell>
          <table:table-cell table:style-name="ce2" office:value-type="string" calcext:value-type="string">
            <text:p>centrocampist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5-04-02" calcext:value-type="date">
            <text:p>02/04/9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derecho</text:p>
          </table:table-cell>
          <table:table-cell table:style-name="ce5" office:value-type="date" office:date-value="2016-06-30" calcext:value-type="date">
            <text:p>30/06/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Sandy Baltimore</text:p>
          </table:table-cell>
          <table:table-cell table:style-name="ce2" office:value-type="string" calcext:value-type="string">
            <text:p>centrocampist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2000-02-18" calcext:value-type="date">
            <text:p>18/02/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zurdo</text:p>
          </table:table-cell>
          <table:table-cell table:style-name="ce5" office:value-type="date" office:date-value="2015-06-30" calcext:value-type="date">
            <text:p>30/06/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Léa Khelifi </text:p>
          </table:table-cell>
          <table:table-cell table:style-name="ce2" office:value-type="string" calcext:value-type="string">
            <text:p>centrocampist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9-05-11" calcext:value-type="date">
            <text:p>11/05/9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zurdo</text:p>
          </table:table-cell>
          <table:table-cell table:style-name="ce5" office:value-type="date" office:date-value="2019-06-30" calcext:value-type="date">
            <text:p>30/06/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Marie-Antoinette</text:p>
          </table:table-cell>
          <table:table-cell table:style-name="ce2" office:value-type="string" calcext:value-type="string">
            <text:p>delan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8-11-01" calcext:value-type="date">
            <text:p>01/11/9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ranci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Ramona Bachmann</text:p>
          </table:table-cell>
          <table:table-cell table:style-name="ce2" office:value-type="string" calcext:value-type="string">
            <text:p>delan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0-12-25" calcext:value-type="date">
            <text:p>25/12/9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Sueci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kadidiatou Diani</text:p>
          </table:table-cell>
          <table:table-cell table:style-name="ce2" office:value-type="string" calcext:value-type="string">
            <text:p>delan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1995-03-31" calcext:value-type="date">
            <text:p>31/03/9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diestro</text:p>
          </table:table-cell>
          <table:table-cell table:style-name="ce5" office:value-type="date" office:date-value="2017-07-12" calcext:value-type="date">
            <text:p>12/07/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Celin Bizet Iidhusoy</text:p>
          </table:table-cell>
          <table:table-cell table:style-name="ce2" office:value-type="string" calcext:value-type="string">
            <text:p>delan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2001-10-23" calcext:value-type="date">
            <text:p>23/10/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orueg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1-07-15" calcext:value-type="date">
            <text:p>15/07/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Jordyn Huitema</text:p>
          </table:table-cell>
          <table:table-cell table:style-name="ce2" office:value-type="string" calcext:value-type="string">
            <text:p>delan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2001-05-07" calcext:value-type="date">
            <text:p>07/05/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anadá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derecho</text:p>
          </table:table-cell>
          <table:table-cell table:style-name="ce5" office:value-type="date" office:date-value="2019-06-30" calcext:value-type="date">
            <text:p>30/06/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enil</text:p>
          </table:table-cell>
          <table:table-cell table:style-name="ce2" office:value-type="string" calcext:value-type="string">
            <text:p>Paris saint germman</text:p>
          </table:table-cell>
          <table:table-cell table:style-name="ce2" office:value-type="string" calcext:value-type="string">
            <text:p>Hawa Sangaré</text:p>
          </table:table-cell>
          <table:table-cell table:style-name="ce2" office:value-type="string" calcext:value-type="string">
            <text:p>delantero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date" office:date-value="2002-07-19" calcext:value-type="date">
            <text:p>19/07/0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ranci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n</text:p>
          </table:table-cell>
          <table:table-cell table:style-name="ce5" office:value-type="date" office:date-value="2021-01-29" calcext:value-type="date">
            <text:p>29/01/2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S61" table:display-filter-buttons="true" table:orientation="column">
          <table:filter>
            <table:filter-and>
              <table:filter-condition table:field-number="0" table:value="femeni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5">00/00/0000</text:date>, <text:time style:data-style-name="N2" text:time-value="16:01:09.564453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19:11:55.642267512</meta:creation-date>
    <meta:editing-duration>PT11H48M7S</meta:editing-duration>
    <meta:editing-cycles>14</meta:editing-cycles>
    <meta:generator>LibreOffice/5.3.7.2.0$Linux_X86_64 LibreOffice_project/30$Build-2</meta:generator>
    <dc:date>2021-11-25T02:36:51.440203399</dc:date>
    <meta:document-statistic meta:table-count="1" meta:cell-count="1007" meta:object-count="0"/>
  </office:meta>
</office:document-meta>
</file>